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co1" style:family="table-column">
      <style:table-column-properties style:column-width="1.584cm" style:use-optimal-column-width="false"/>
    </style:style>
    <style:style style:name="co2" style:family="table-column">
      <style:table-column-properties style:column-width="6.844cm" style:use-optimal-column-width="false"/>
    </style:style>
    <style:style style:name="co3" style:family="table-column">
      <style:table-column-properties style:column-width="3.739cm" style:use-optimal-column-width="false"/>
    </style:style>
    <style:style style:name="co4" style:family="table-column">
      <style:table-column-properties style:column-width="6.668cm" style:use-optimal-column-width="false"/>
    </style:style>
    <style:style style:name="ro1" style:family="table-row">
      <style:table-row-properties style:row-height="1.213cm"/>
    </style:style>
    <style:style style:name="ro2" style:family="table-row">
      <style:table-row-properties style:row-height="1.21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ffff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color="#ffffff" fo:font-weight="bold" style:font-weight-asian="bold" style:font-weight-complex="bold"/>
    </style:style>
    <style:style style:name="ce4" style:family="table-cell">
      <style:graphic-properties style:repeat="repeat" draw:textarea-vertical-align="middle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style:font-name="Arial2" fo:font-style="italic" style:font-name-asian="Arial2" style:font-style-asian="italic" style:font-name-complex="Arial2" style:font-style-complex="italic"/>
    </style:style>
    <style:style style:name="T6" style:family="text">
      <style:text-properties style:font-name="Arial2" style:font-name-asian="Arial2" style:font-name-complex="Arial2"/>
    </style:style>
    <style:style style:name="T7" style:family="text">
      <style:text-properties style:text-position="33% 58%" fo:font-style="italic" style:font-style-asian="italic" style:font-style-complex="italic"/>
    </style:style>
    <style:style style:name="T8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Secure Remote Password</text:p>
          </draw:text-box>
        </draw:frame>
        <draw:frame presentation:style-name="pr2" draw:text-style-name="P2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6cm" presentation:class="title" presentation:user-transformed="true">
          <draw:text-box>
            <text:p text:style-name="P1">What is it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ssword authenticated key agreement protoco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6cm" presentation:class="title" presentation:user-transformed="true">
          <draw:text-box>
            <text:p text:style-name="P1">What is it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ssword authenticated key agreement protocol</text:p>
              </text:list-item>
              <text:list-item>
                <text:p>Two parties who both share a weak secret (ie a password) are able authenticate each other and negotiate a secure secr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Overview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re are two traditional ways to setup a secure, mutually authenticated channel:</text:p>
                <text:list>
                  <text:list-item>
                    <text:p>PKI – Certificates, trust chains</text:p>
                  </text:list-item>
                  <text:list-item>
                    <text:p>Pre-shared keys – symmetric 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PKI from 10000 feet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reate a central certificate authority with its own private/public keys.</text:p>
                <text:list>
                  <text:list-item>
                    <text:p>Publish public key and incorporate into every client who will 'trust' this certificate authori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PKI from 10000 feet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reate a central certificate authority with its own private/public keys.</text:p>
                <text:list>
                  <text:list-item>
                    <text:p>Publish public key and incorporate into every client who will 'trust' this certificate authority</text:p>
                  </text:list-item>
                </text:list>
              </text:list-item>
              <text:list-item>
                <text:p>New certificates can then be created for specific uses (ie <text:a xlink:href="http://www.oanda.com/" xlink:type="simple">www.oanda.com</text:a>) and signed by the certificate authority</text:p>
                <text:list>
                  <text:list-item>
                    <text:p>Clients can verify the individual certificates against the original trusted authority</text:p>
                  </text:list-item>
                </text:list>
              </text:list-item>
              <text:list-item>
                <text:p>TLS has traditionally used this appro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draw:frame presentation:style-name="pr1" draw:text-style-name="P1" draw:layer="layout" svg:width="25.199cm" svg:height="3.507cm" svg:x="1.301cm" svg:y="0.001cm" presentation:class="title">
          <draw:text-box>
            <text:p text:style-name="P1">PKI/TLS Issues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Usability</text:p>
                <text:list>
                  <text:list-item>
                    <text:p>Requires that every client have an authenticate copy of the root certificate</text:p>
                  </text:list-item>
                  <text:list-item>
                    <text:p>Certificate needs to be retrieved out of band through a secure medium</text:p>
                  </text:list-item>
                  <text:list-item>
                    <text:p>For web browsers in practice this means building a list of trusted CA's into the brows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PKI/TLS Issues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actical Security</text:p>
                <text:list>
                  <text:list-item>
                    <text:p>In practice browser makers have incentive to include as many CA's as possible</text:p>
                  </text:list-item>
                  <text:list-item>
                    <text:p>Do you trust <text:span text:style-name="T1">every</text:span><text:span text:style-name="T2"> CA on the list?</text:span></text:p>
                  </text:list-item>
                  <text:list-item>
                    <text:p><text:span text:style-name="T2">Firefox 3.5 for example has ~ 150 CA's</text:span></text:p>
                  </text:list-item>
                  <text:list-item>
                    <text:p><text:span text:style-name="T2">Firefox download is over insecure htt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PKI/TLS Issues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actical Security</text:p>
                <text:list>
                  <text:list-item>
                    <text:p>Distribution of new trusted CA is difficult</text:p>
                  </text:list-item>
                  <text:list-item>
                    <text:p>In practice many people just accept a new certificate over untrusted channels</text:p>
                  </text:list-item>
                  <text:list-item>
                    <text:p>SSH is one good example of this – do you actually <text:span text:style-name="T1">verify</text:span> the fingerprint of each and every machine you connect t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Pre-shared Keys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lient and server are provisioned with strong symmetric key</text:p>
              </text:list-item>
              <text:list-item>
                <text:p>New sessions are established using this key, new keys can be renogitiated over secure channel</text:p>
              </text:list-item>
              <text:list-item>
                <text:p>Very secure against MITM and passive listening attacks when used with MAC schem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Pre-shared Key Issues</text:p>
          </draw:text-box>
        </draw:frame>
        <draw:frame presentation:style-name="pr2" draw:text-style-name="P2" draw:layer="layout" svg:width="25.199cm" svg:height="16.771cm" svg:x="1.4cm" svg:y="4.914cm" presentation:class="outline" presentation:user-transformed="true">
          <draw:text-box>
            <text:list text:style-name="L2">
              <text:list-item>
                <text:p>Each party must have possesion of the key in order to establish a connection</text:p>
                <text:list>
                  <text:list-item>
                    <text:p>Makes using this system difficult on diverse networks like the Web</text:p>
                  </text:list-item>
                </text:list>
              </text:list-item>
              <text:list-item>
                <text:p>Keys are long (&gt; 128 bits) and not human memorable - thus they are stored on persistent medium. <text:s/>This leaves them open to attack.</text:p>
              </text:list-item>
              <text:list-item>
                <text:p>To help mitigate this risk keys are often stored encrypted by a user password. <text:s/>Depending on the algorithm and strength of password this may or may not be effectiv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Introducing SRP</text:p>
          </draw:text-box>
        </draw:frame>
        <draw:frame presentation:style-name="pr2" draw:text-style-name="P2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Work on using weak passwords to bootstrap a secure authenticated session began in the 1990's</text:p>
              </text:list-item>
              <text:list-item>
                <text:p>SPEKE (1996) – Patented by Phoenix Technologies under #6,226,383 and commercially licensed.</text:p>
              </text:list-item>
              <text:list-item>
                <text:p>SRP (1997) – Created by Thomas Wu. <text:s/>Standardized under RFC 2945. Released under a BSD-style license for both commercial and non-commercial us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How does it work? (High level)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rver creates a <text:span text:style-name="T1">verifier</text:span><text:span text:style-name="T2"> – The clients identity, and password which is salted and then hashed</text:span></text:p>
              </text:list-item>
              <text:list-item>
                <text:p><text:span text:style-name="T2">The verifier is stored on the server – must be placed there through secure out of band channel</text:span></text:p>
              </text:list-item>
              <text:list-item>
                <text:p><text:span text:style-name="T2">Client then later initiates a modified form of the Diffie-Hellman key exchange with the server. <text:s/>The end result is a strong, shared secre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 text:style-name="P1">How does it work?</text:p>
          </draw:text-box>
        </draw:frame>
        <draw:frame draw:style-name="standard" draw:layer="layout" svg:width="18.834cm" svg:height="13.783cm" svg:x="1.192cm" svg:y="4.656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 table:style-name="ce2">
                <text:p text:style-name="P4"><text:span text:style-name="T3">Client</text:span></text:p>
              </table:table-cell>
              <table:table-cell/>
              <table:table-cell table:style-name="ce3">
                <text:p text:style-name="P4"><text:span text:style-name="T4">Server</text:span></text:p>
              </table:table-cell>
            </table:table-row>
            <table:table-row table:style-name="ro1" table:default-cell-style-name="ce5">
              <table:table-cell table:style-name="ce4">
                <text:p>1.</text:p>
              </table:table-cell>
              <table:table-cell/>
              <table:table-cell>
                <text:p text:style-name="P4"><text:span text:style-name="T5">I</text:span></text:p>
                <text:p text:style-name="P4"><text:span text:style-name="T6">→</text:span></text:p>
              </table:table-cell>
              <table:table-cell>
                <text:p text:style-name="P4">(lookup <text:span text:style-name="T1">s</text:span>, <text:span text:style-name="T1">v</text:span>)</text:p>
              </table:table-cell>
            </table:table-row>
            <table:table-row table:style-name="ro1" table:default-cell-style-name="ce5">
              <table:table-cell table:style-name="ce4">
                <text:p>2.</text:p>
              </table:table-cell>
              <table:table-cell>
                <text:p text:style-name="P4"><text:span text:style-name="T1">x</text:span> = <text:span text:style-name="T1">H</text:span>(<text:span text:style-name="T1">s</text:span>, <text:span text:style-name="T1">I</text:span>, <text:span text:style-name="T1">P</text:span>)</text:p>
              </table:table-cell>
              <table:table-cell>
                <text:p text:style-name="P4"><text:span text:style-name="T1">s</text:span></text:p>
                <text:p text:style-name="P4"><text:span text:style-name="T6">←</text:span></text:p>
              </table:table-cell>
              <table:table-cell/>
            </table:table-row>
            <table:table-row table:style-name="ro1" table:default-cell-style-name="ce5">
              <table:table-cell table:style-name="ce4">
                <text:p>3.</text:p>
              </table:table-cell>
              <table:table-cell>
                <text:p text:style-name="P4"><text:span text:style-name="T1">A</text:span> = <text:span text:style-name="T1">g</text:span><text:span text:style-name="T7">a</text:span></text:p>
                <text:p text:style-name="P4"><text:span text:style-name="T1">u</text:span> = <text:span text:style-name="T1">H</text:span>(<text:span text:style-name="T1">A</text:span>, <text:span text:style-name="T1">B</text:span>)</text:p>
              </table:table-cell>
              <table:table-cell>
                <text:p text:style-name="P4"><text:span text:style-name="T1">A</text:span></text:p>
                <text:p text:style-name="P4"><text:span text:style-name="T6">→</text:span></text:p>
                <text:p text:style-name="P4"><text:span text:style-name="T5">B</text:span></text:p>
                <text:p text:style-name="P4"><text:span text:style-name="T6">←</text:span></text:p>
              </table:table-cell>
              <table:table-cell>
                <text:p text:style-name="P4"><text:span text:style-name="T1">B</text:span> = 3<text:span text:style-name="T1">v</text:span> +<text:span text:style-name="T1">g</text:span><text:span text:style-name="T7">b</text:span></text:p>
                <text:p text:style-name="P4"><text:span text:style-name="T1">u</text:span> = <text:span text:style-name="T1">H</text:span>(<text:span text:style-name="T1">A</text:span>, <text:span text:style-name="T1">B</text:span>)</text:p>
              </table:table-cell>
            </table:table-row>
            <table:table-row table:style-name="ro1" table:default-cell-style-name="ce5">
              <table:table-cell table:style-name="ce4">
                <text:p>4.</text:p>
              </table:table-cell>
              <table:table-cell>
                <text:p text:style-name="P4"><text:span text:style-name="T1">S</text:span> = (<text:span text:style-name="T1">B</text:span> – 3<text:span text:style-name="T1">g</text:span><text:span text:style-name="T7">x</text:span>)<text:span text:style-name="T7">a + u x</text:span></text:p>
              </table:table-cell>
              <table:table-cell/>
              <table:table-cell>
                <text:p text:style-name="P4"><text:span text:style-name="T1">S</text:span> = (<text:span text:style-name="T1">Av</text:span><text:span text:style-name="T7">u</text:span>)<text:span text:style-name="T7">b</text:span></text:p>
              </table:table-cell>
            </table:table-row>
            <table:table-row table:style-name="ro2" table:default-cell-style-name="ce5">
              <table:table-cell table:style-name="ce4">
                <text:p>5.</text:p>
              </table:table-cell>
              <table:table-cell>
                <text:p text:style-name="P4"><text:span text:style-name="T1">M</text:span><text:span text:style-name="T8">1</text:span> = <text:span text:style-name="T1">H</text:span>(<text:span text:style-name="T1">A</text:span>, <text:span text:style-name="T1">B</text:span>, <text:span text:style-name="T1">S</text:span>)</text:p>
              </table:table-cell>
              <table:table-cell>
                <text:p text:style-name="P4"><text:span text:style-name="T1">M</text:span><text:span text:style-name="T8">1</text:span></text:p>
                <text:p text:style-name="P4"><text:span text:style-name="T6">→</text:span></text:p>
              </table:table-cell>
              <table:table-cell>
                <text:p text:style-name="P4">(verify <text:span text:style-name="T1">M</text:span><text:span text:style-name="T8">1</text:span>)</text:p>
              </table:table-cell>
            </table:table-row>
            <table:table-row table:style-name="ro2" table:default-cell-style-name="ce5">
              <table:table-cell table:style-name="ce4">
                <text:p>6.</text:p>
              </table:table-cell>
              <table:table-cell>
                <text:p text:style-name="P4">(verify <text:span text:style-name="T1">M</text:span><text:span text:style-name="T8">2</text:span>)</text:p>
              </table:table-cell>
              <table:table-cell>
                <text:p text:style-name="P4"><text:span text:style-name="T1">M</text:span><text:span text:style-name="T8">2</text:span></text:p>
                <text:p text:style-name="P4"><text:span text:style-name="T6">←</text:span></text:p>
              </table:table-cell>
              <table:table-cell>
                <text:p text:style-name="P4"><text:span text:style-name="T1">M</text:span><text:span text:style-name="T8">2</text:span> = <text:span text:style-name="T1">H</text:span>(<text:span text:style-name="T1">A</text:span>, <text:span text:style-name="T1">M</text:span><text:span text:style-name="T8">1</text:span>, <text:span text:style-name="T1">S</text:span>)</text:p>
              </table:table-cell>
            </table:table-row>
            <table:table-row table:style-name="ro2" table:default-cell-style-name="ce5">
              <table:table-cell table:style-name="ce4">
                <text:p>7.</text:p>
              </table:table-cell>
              <table:table-cell>
                <text:p text:style-name="P4"><text:span text:style-name="T1">K</text:span> = <text:span text:style-name="T1">H</text:span>(<text:span text:style-name="T1">S</text:span>)</text:p>
              </table:table-cell>
              <table:table-cell/>
              <table:table-cell>
                <text:p text:style-name="P4"><text:span text:style-name="T1">K</text:span> = <text:span text:style-name="T1">H</text:span>(<text:span text:style-name="T1">S</text:span>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draw:frame presentation:style-name="pr1" draw:text-style-name="P1" draw:layer="layout" svg:width="25.199cm" svg:height="3.507cm" svg:x="1.301cm" svg:y="0.001cm" presentation:class="title">
          <draw:text-box>
            <text:p text:style-name="P1">Security Properties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assword is never sent to the other party → even if the other party pretends to be server they will not get the password</text:p>
              </text:list-item>
              <text:list-item>
                <text:p>Both sides are authenticated to each other and now share a secure ephemeral key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draw:frame presentation:style-name="pr1" draw:text-style-name="P1" draw:layer="layout" svg:width="25.199cm" svg:height="3.507cm" svg:x="1.301cm" svg:y="0.001cm" presentation:class="title">
          <draw:text-box>
            <text:p text:style-name="P1">Use in SSH</text:p>
          </draw:text-box>
        </draw:frame>
        <draw:frame presentation:style-name="pr2" draw:text-style-name="P2" draw:layer="layout" svg:width="25.199cm" svg:height="17.193cm" svg:x="1.4cm" svg:y="4.914cm" presentation:class="outline" presentation:user-transformed="true">
          <draw:text-box>
            <text:list text:style-name="L2">
              <text:list-item>
                <text:p>SSH uses a traditional encrypted password approach when 'PasswordAuthentication' is in use</text:p>
              </text:list-item>
              <text:list-item>
                <text:p>Server's fingerprint is essentially the public key that the client <text:span text:style-name="T1">MUST</text:span><text:span text:style-name="T2"> verify out of band to ensure that server is not being impersonated</text:span></text:p>
              </text:list-item>
              <text:list-item>
                <text:p><text:span text:style-name="T2">Client encrypts their password with server's public key and sends it to them → If the server is not legit it now has the client's key</text:span></text:p>
              </text:list-item>
              <text:list-item>
                <text:p><text:span text:style-name="T2">Security is strong as long as the fingerprint is verified. In practice this can be difficult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draw:frame presentation:style-name="pr1" draw:text-style-name="P1" draw:layer="layout" svg:width="25.199cm" svg:height="3.507cm" svg:x="1.301cm" svg:y="0.001cm" presentation:class="title">
          <draw:text-box>
            <text:p text:style-name="P1">Use in SSH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<text:span text:style-name="T2">RP can solve the fingerprint issue</text:span></text:p>
              </text:list-item>
              <text:list-item>
                <text:p><text:span text:style-name="T2">Regardless of server's authenticity the client can attempt to connect with their password without giving it away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draw:frame presentation:style-name="pr1" draw:text-style-name="P1" draw:layer="layout" svg:width="25.199cm" svg:height="3.507cm" svg:x="1.301cm" svg:y="0.001cm" presentation:class="title">
          <draw:text-box>
            <text:p text:style-name="P1">Use in SSH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RP does not currently have first class support in OpenSSH</text:p>
              </text:list-item>
              <text:list-item>
                <text:p>Patches are available for particular versions but these are old and not maintained</text:p>
              </text:list-item>
              <text:list-item>
                <text:p>Primary reason that OpenSSH does not include first class SRP support is due to perceived patent and licensing issue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draw:frame presentation:style-name="pr1" draw:text-style-name="P1" draw:layer="layout" svg:width="25.199cm" svg:height="3.507cm" svg:x="1.301cm" svg:y="0.001cm" presentation:class="title">
          <draw:text-box>
            <text:p text:style-name="P1">Use in TLS</text:p>
          </draw:text-box>
        </draw:frame>
        <draw:frame presentation:style-name="pr2" draw:text-style-name="P2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RFC 5054 describes TLS-SRP, using SRP as the authentication mechanism in lieu of certificates.</text:p>
              </text:list-item>
              <text:list-item>
                <text:p>Code for inclusion of TLS-SRP into OpenSSL is complete. <text:s/>May be merged into version 1.0.1 or 1.10 (as of Feb 9, 2010)</text:p>
              </text:list-item>
              <text:list-item>
                <text:p>Potential to bring SRP's benefits to many new areas (ie Web, OpenVPN, OpenSSH, etc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draw:frame presentation:style-name="pr1" draw:text-style-name="P1" draw:layer="layout" svg:width="25.199cm" svg:height="3.507cm" svg:x="1.301cm" svg:y="0.001cm" presentation:class="title">
          <draw:text-box>
            <text:p text:style-name="P1">Questions?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10-02-11T10:03:43</meta:creation-date>
    <dc:language>fi-FI</dc:language>
    <meta:editing-cycles>34</meta:editing-cycles>
    <meta:editing-duration>PT1H38M4S</meta:editing-duration>
    <meta:initial-creator>Richard Farr</meta:initial-creator>
    <dc:date>2015-11-26T15:43:01.731267828</dc:date>
    <meta:document-statistic meta:object-count="10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1/share/template/en-US/presnt/Glossy.otp"/>
  </office:meta>
</office:document-meta>
</file>